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een spending time today porting custom engine and tooling overtop Unigine. <text:s/>The idea being Unigine should get the project up faster. <text:s/>It's got a very decent easy to use general API about it. <text:s/>And does rendering fairly decently and easily. <text:s/>And abstracting over it should mean porting to other engines such as UE5 in the future will be much much easier if the desire comes up.</text:p>
      <text:p text:style-name="Standard"/>
      <text:p text:style-name="Standard">We currently have 10k cubes being drawn with an albedo texture selected runtime via code. <text:s/>40k without manual instancing just slogs the runtime so far. <text:s/>Looking into abstracting a poor man's mesh instancing to hopefully at least boost max mesh counts by 10x on average. <text:s/>Aside for the sake of having specialized things like forges/workbenches ect being instanced meshes, it's a good foundation to quickly prototype voxels without having to resort to tedius batch rendering just yet. <text:s/>Ah and the project needs to be put on github with some easy way to share the packaged result for folks to easily test hmm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4M20S</meta:editing-duration>
    <meta:editing-cycles>11</meta:editing-cycles>
    <meta:generator>OpenOffice/4.1.7$Win32 OpenOffice.org_project/417m1$Build-9800</meta:generator>
    <dc:date>2023-03-04T20:34:41.58</dc:date>
    <meta:document-statistic meta:table-count="0" meta:image-count="0" meta:object-count="0" meta:page-count="1" meta:paragraph-count="2" meta:word-count="168" meta:character-count="984"/>
    <meta:user-defined meta:name="Info 1"/>
    <meta:user-defined meta:name="Info 2"/>
    <meta:user-defined meta:name="Info 3"/>
    <meta:user-defined meta:name="Info 4"/>
  </office:meta>
</office:document-meta>
</file>